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2.716cm" fo:min-width="2.466cm" fo:padding-top="0.142cm" fo:padding-bottom="0.142cm" fo:padding-left="0.267cm" fo:padding-right="0.267cm" draw:shadow="hidden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2.716cm" fo:min-width="4.466cm" fo:padding-top="0.142cm" fo:padding-bottom="0.142cm" fo:padding-left="0.267cm" fo:padding-right="0.267cm" draw:shadow="hidden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4.716cm" fo:min-width="4.466cm" fo:padding-top="0.142cm" fo:padding-bottom="0.142cm" fo:padding-left="0.267cm" fo:padding-right="0.267cm" draw:shadow="hidden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4.716cm" fo:min-width="2.466cm" fo:padding-top="0.142cm" fo:padding-bottom="0.142cm" fo:padding-left="0.267cm" fo:padding-right="0.267cm" draw:shadow="hidden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16cm" fo:min-width="2.466cm" fo:padding-top="0.142cm" fo:padding-bottom="0.142cm" fo:padding-left="0.267cm" fo:padding-right="0.267cm" draw:shadow="hidden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16cm" fo:min-width="4.466cm" fo:padding-top="0.142cm" fo:padding-bottom="0.142cm" fo:padding-left="0.267cm" fo:padding-right="0.267cm" draw:shadow="hidden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2.716cm" fo:min-width="0.466cm" fo:padding-top="0.142cm" fo:padding-bottom="0.142cm" fo:padding-left="0.267cm" fo:padding-right="0.267cm" draw:shadow="hidden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4.716cm" fo:min-width="0.466cm" fo:padding-top="0.142cm" fo:padding-bottom="0.142cm" fo:padding-left="0.267cm" fo:padding-right="0.267cm" draw:shadow="hidden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.75cm" fo:min-width="0.5cm" fo:padding-top="0cm" fo:padding-bottom="0cm" fo:padding-left="0cm" fo:padding-right="0cm" draw:shadow="visible" draw:shadow-offset-x="0.106cm" draw:shadow-offset-y="0.106cm" draw:shadow-color="#666666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5cm" draw:shadow="hidden" loext:decorative="false"/>
      <style:paragraph-properties style:writing-mode="lr-tb"/>
    </style:style>
    <style:style style:name="gr11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999999" loext:fill-use-slide-background="false" draw:textarea-horizontal-align="justify" draw:textarea-vertical-align="middle" draw:auto-grow-height="false" fo:min-height="0.75cm" fo:min-width="0.5cm" fo:padding-top="0cm" fo:padding-bottom="0cm" fo:padding-left="0cm" fo:padding-right="0cm" draw:shadow="visible" draw:shadow-offset-x="0.106cm" draw:shadow-offset-y="0.106cm" draw:shadow-color="#666666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808080" loext:fill-use-slide-background="false" draw:textarea-horizontal-align="justify" draw:textarea-vertical-align="middle" draw:auto-grow-height="false" fo:min-height="0.716cm" fo:min-width="0.466cm" fo:padding-top="0cm" fo:padding-bottom="0cm" fo:padding-left="0cm" fo:padding-right="0cm" draw:shadow="visible" draw:shadow-offset-x="0.106cm" draw:shadow-offset-y="0.106cm" draw:shadow-color="#666666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gr16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loext:graphic-properties draw:fill-color="#d4ea6b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-color="#666666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solid" draw:fill-color="#999999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solid" draw:fill-color="#808080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cm" svg:x="10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5cm" svg:x="6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3cm" svg:x="9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5cm" svg:x="9cm" svg:y="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1cm" svg:height="1cm" svg:x="8.91cm" svg:y="6.91cm">
          <text:p text:style-name="P4"><text:span text:style-name="T1">k,k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cm" svg:height="1cm" svg:x="5cm" svg:y="7cm">
          <draw:text-box>
            <text:p text:style-name="P6"><text:span text:style-name="T2">k</text:span></text:p>
          </draw:text-box>
        </draw:frame>
        <draw:frame draw:style-name="gr10" draw:text-style-name="P7" draw:layer="layout" svg:width="1cm" svg:height="1cm" svg:x="9cm" svg:y="3cm">
          <draw:text-box>
            <text:p text:style-name="P6"><text:span text:style-name="T2">k</text:span></text:p>
          </draw:text-box>
        </draw:frame>
        <draw:custom-shape draw:style-name="gr11" draw:text-style-name="P8" xml:id="id1" draw:id="id1" draw:layer="layout" svg:width="1cm" svg:height="1cm" svg:x="12cm" svg:y="5cm">
          <text:p text:style-name="P4"><text:span text:style-name="T1">u,v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3" draw:id="id3" draw:layer="layout" svg:width="1cm" svg:height="1cm" svg:x="12cm" svg:y="6.91cm">
          <text:p text:style-name="P4"><text:span text:style-name="T1">k,v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" draw:id="id2" draw:layer="layout" svg:width="1cm" svg:height="1cm" svg:x="8.9cm" svg:y="5cm">
          <text:p text:style-name="P4"><text:span text:style-name="T1">u,k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12cm" svg:y1="5.5cm" svg:x2="9.9cm" svg:y2="5.5cm" draw:start-shape="id1" draw:start-glue-point="3" draw:end-shape="id2" draw:end-glue-point="1" svg:d="M12000 5500h-2100" svg:viewBox="0 0 2101 1">
          <text:p/>
        </draw:connector>
        <draw:connector draw:style-name="gr14" draw:text-style-name="P10" draw:layer="layout" draw:type="line" svg:x1="12.5cm" svg:y1="6cm" svg:x2="12.5cm" svg:y2="6.91cm" draw:start-shape="id1" draw:start-glue-point="2" draw:end-shape="id3" draw:end-glue-point="0" svg:d="M12500 6000v910" svg:viewBox="0 0 1 911">
          <text:p/>
        </draw:connector>
        <draw:connector draw:style-name="gr15" draw:text-style-name="P10" draw:layer="layout" draw:type="line" svg:x1="12cm" svg:y1="7.41cm" svg:x2="9.91cm" svg:y2="7.41cm" draw:start-shape="id3" draw:start-glue-point="3" draw:end-shape="id4" draw:end-glue-point="1" svg:d="M12000 7410h-2090" svg:viewBox="0 0 2091 1">
          <text:p/>
        </draw:connector>
        <draw:connector draw:style-name="gr16" draw:text-style-name="P10" draw:layer="layout" draw:type="line" svg:x1="9.4cm" svg:y1="6cm" svg:x2="9.41cm" svg:y2="6.91cm" draw:start-shape="id2" draw:start-glue-point="2" draw:end-shape="id4" draw:end-glue-point="0" svg:d="M9400 6000l10 910" svg:viewBox="0 0 11 91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2:49:31.479543277</meta:creation-date>
    <meta:generator>LibreOffice/24.2.7.2$Linux_X86_64 LibreOffice_project/420$Build-2</meta:generator>
    <dc:date>2026-04-28T09:53:45.681624666</dc:date>
    <meta:editing-duration>PT12M27S</meta:editing-duration>
    <meta:editing-cycles>6</meta:editing-cycles>
    <meta:document-statistic meta:object-count="18"/>
  </office:meta>
</office:document-meta>
</file>